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0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1.7835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389in"/>
    </style:style>
    <style:style style:name="co6" style:family="table-column">
      <style:table-column-properties fo:break-before="auto" style:column-width="1.2638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1.8236in"/>
    </style:style>
    <style:style style:name="co10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1.541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KC705">
      <style:table-properties table:display="true" style:writing-mode="lr-tb"/>
    </style:style>
    <style:style style:name="ta2" style:family="table" style:master-page-name="PageStyle_5f_VC707">
      <style:table-properties table:display="true" style:writing-mode="lr-tb"/>
    </style:style>
    <style:style style:name="ta3" style:family="table" style:master-page-name="PageStyle_5f_VC709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sys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7" table:default-cell-style-name="ce7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Genesys 2</text:p>
          </table:table-cell>
          <table:table-cell table:style-name="ce5" office:value-type="string" calcext:value-type="string">
            <text:p>Size in bits</text:p>
          </table:table-cell>
          <table:table-cell table:style-name="ce5" office:value-type="string" calcext:value-type="string">
            <text:p>Size in bytes (bin)</text:p>
          </table:table-cell>
          <table:table-cell table:style-name="ce5" office:value-type="string" calcext:value-type="string">
            <text:p>Addr1 (hex)</text:p>
          </table:table-cell>
          <table:table-cell table:style-name="ce5" office:value-type="string" calcext:value-type="string">
            <text:p>Addr2 (hex)</text:p>
          </table:table-cell>
          <table:table-cell table:style-name="ce5" office:value-type="string" calcext:value-type="string">
            <text:p>Delta</text:p>
          </table:table-cell>
          <table:table-cell table:style-name="ce13" office:value-type="string" calcext:value-type="string">
            <text:p>Addr1 dec</text:p>
          </table:table-cell>
          <table:table-cell table:style-name="ce13" office:value-type="string" calcext:value-type="string">
            <text:p>Addr1/1024</text:p>
          </table:table-cell>
          <table:table-cell table:style-name="ce5" office:value-type="string" calcext:value-type="string">
            <text:p>spi addr</text:p>
          </table:table-cell>
          <table:table-cell table:style-name="ce34" office:value-type="string" calcext:value-type="string">
            <text:p>word address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tic – count up</text:p>
          </table:table-cell>
          <table:table-cell table:style-name="ce6" office:value-type="float" office:value="91548896" calcext:value-type="float">
            <text:p>91548896</text:p>
          </table:table-cell>
          <table:table-cell office:value-type="float" office:value="11443712" calcext:value-type="float">
            <text:p>11443712</text:p>
          </table:table-cell>
          <table:table-cell table:style-name="ce11" office:value-type="float" office:value="0" calcext:value-type="float">
            <text:p>0.00</text:p>
          </table:table-cell>
          <table:table-cell table:formula="of:=DEC2HEX((HEX2DEC([.D2])+HEX2DEC([.F2])))" office:value-type="string" office:string-value="AE9E00" calcext:value-type="string">
            <text:p>AE9E00</text:p>
          </table:table-cell>
          <table:table-cell table:formula="of:=DEC2HEX([.C2])" office:value-type="string" office:string-value="AE9E00" calcext:value-type="string">
            <text:p>AE9E00</text:p>
          </table:table-cell>
          <table:table-cell table:formula="of:=HEX2DEC([.D2])" office:value-type="float" office:value="0" calcext:value-type="float">
            <text:p>0</text:p>
          </table:table-cell>
          <table:table-cell table:formula="of:=[.G2]/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" table:formula="of:=[.C2]/32" office:value-type="float" office:value="357616" calcext:value-type="float">
            <text:p>357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 up</text:p>
          </table:table-cell>
          <table:table-cell/>
          <table:table-cell table:style-name="ce6" office:value-type="float" office:value="592736" calcext:value-type="float">
            <text:p>592736</text:p>
          </table:table-cell>
          <table:table-cell table:style-name="ce12" table:formula="of:=DEC2HEX(((ROUNDUP((HEX2DEC([.E2])/1024);0))*1024))" office:value-type="string" office:string-value="AEA000" calcext:value-type="string">
            <text:p>AEA000</text:p>
          </table:table-cell>
          <table:table-cell table:formula="of:=DEC2HEX((HEX2DEC([.D3])+HEX2DEC([.F3])))" office:value-type="string" office:string-value="B7AB60" calcext:value-type="string">
            <text:p>B7AB60</text:p>
          </table:table-cell>
          <table:table-cell table:formula="of:=DEC2HEX([.C3])" office:value-type="string" office:string-value="90B60" calcext:value-type="string">
            <text:p>90B60</text:p>
          </table:table-cell>
          <table:table-cell table:style-name="ce14" table:formula="of:=HEX2DEC([.D3])" office:value-type="float" office:value="11444224" calcext:value-type="float">
            <text:p>11444224</text:p>
          </table:table-cell>
          <table:table-cell table:formula="of:=[.G3]/1024" office:value-type="float" office:value="11176" calcext:value-type="float">
            <text:p>11176</text:p>
          </table:table-cell>
          <table:table-cell table:style-name="ce15" table:formula="of:=DEC2HEX([.G3])" office:value-type="string" office:string-value="AEA000" calcext:value-type="string">
            <text:p>AEA000</text:p>
          </table:table-cell>
          <table:table-cell table:style-name="ce35" table:formula="of:=[.C3]/32" office:value-type="float" office:value="18523" calcext:value-type="float">
            <text:p>18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 half</text:p>
          </table:table-cell>
          <table:table-cell/>
          <table:table-cell table:style-name="ce6" office:value-type="float" office:value="592736" calcext:value-type="float">
            <text:p>592736</text:p>
          </table:table-cell>
          <table:table-cell table:style-name="ce12" table:formula="of:=DEC2HEX(((ROUNDUP((HEX2DEC([.E3])/1024);0))*1024))" office:value-type="string" office:string-value="B7AC00" calcext:value-type="string">
            <text:p>B7AC00</text:p>
          </table:table-cell>
          <table:table-cell table:formula="of:=DEC2HEX((HEX2DEC([.D4])+HEX2DEC([.F4])))" office:value-type="string" office:string-value="C0B760" calcext:value-type="string">
            <text:p>C0B760</text:p>
          </table:table-cell>
          <table:table-cell table:formula="of:=DEC2HEX([.C4])" office:value-type="string" office:string-value="90B60" calcext:value-type="string">
            <text:p>90B60</text:p>
          </table:table-cell>
          <table:table-cell table:style-name="ce14" table:formula="of:=HEX2DEC([.D4])" office:value-type="float" office:value="12037120" calcext:value-type="float">
            <text:p>12037120</text:p>
          </table:table-cell>
          <table:table-cell table:formula="of:=[.G4]/1024" office:value-type="float" office:value="11755" calcext:value-type="float">
            <text:p>11755</text:p>
          </table:table-cell>
          <table:table-cell table:style-name="ce15" table:formula="of:=DEC2HEX([.G4])" office:value-type="string" office:string-value="B7AC00" calcext:value-type="string">
            <text:p>B7AC00</text:p>
          </table:table-cell>
          <table:table-cell table:style-name="ce35" table:formula="of:=[.C4]/32" office:value-type="float" office:value="18523" calcext:value-type="float">
            <text:p>18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unt down</text:p>
          </table:table-cell>
          <table:table-cell/>
          <table:table-cell table:style-name="ce6" office:value-type="float" office:value="592736" calcext:value-type="float">
            <text:p>592736</text:p>
          </table:table-cell>
          <table:table-cell table:style-name="ce12" table:formula="of:=DEC2HEX(((ROUNDUP((HEX2DEC([.E4])/1024);0))*1024))" office:value-type="string" office:string-value="C0B800" calcext:value-type="string">
            <text:p>C0B800</text:p>
          </table:table-cell>
          <table:table-cell table:formula="of:=DEC2HEX((HEX2DEC([.D5])+HEX2DEC([.F5])))" office:value-type="string" office:string-value="C9C360" calcext:value-type="string">
            <text:p>C9C360</text:p>
          </table:table-cell>
          <table:table-cell table:formula="of:=DEC2HEX([.C5])" office:value-type="string" office:string-value="90B60" calcext:value-type="string">
            <text:p>90B60</text:p>
          </table:table-cell>
          <table:table-cell table:style-name="ce14" table:formula="of:=HEX2DEC([.D5])" office:value-type="float" office:value="12630016" calcext:value-type="float">
            <text:p>12630016</text:p>
          </table:table-cell>
          <table:table-cell table:formula="of:=[.G5]/1024" office:value-type="float" office:value="12334" calcext:value-type="float">
            <text:p>12334</text:p>
          </table:table-cell>
          <table:table-cell table:style-name="ce15" table:formula="of:=DEC2HEX([.G5])" office:value-type="string" office:string-value="C0B800" calcext:value-type="string">
            <text:p>C0B800</text:p>
          </table:table-cell>
          <table:table-cell table:style-name="ce35" table:formula="of:=[.C5]/32" office:value-type="float" office:value="18523" calcext:value-type="float">
            <text:p>1852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12" table:formula="of:=DEC2HEX(((ROUNDUP((HEX2DEC([.E5])/1024);0))*1024))" office:value-type="string" office:string-value="C9C400" calcext:value-type="string">
            <text:p>C9C400</text:p>
          </table:table-cell>
          <table:table-cell table:formula="of:=DEC2HEX((HEX2DEC([.D6])+HEX2DEC([.F6])))" office:value-type="string" office:string-value="C9C400" calcext:value-type="string">
            <text:p>C9C400</text:p>
          </table:table-cell>
          <table:table-cell table:formula="of:=DEC2HEX([.C6])" office:value-type="string" office:string-value="0" calcext:value-type="string">
            <text:p>0</text:p>
          </table:table-cell>
          <table:table-cell table:style-name="ce14" table:formula="of:=HEX2DEC([.D6])" office:value-type="float" office:value="13222912" calcext:value-type="float">
            <text:p>13222912</text:p>
          </table:table-cell>
          <table:table-cell table:formula="of:=[.G6]/1024" office:value-type="float" office:value="12913" calcext:value-type="float">
            <text:p>12913</text:p>
          </table:table-cell>
          <table:table-cell table:style-name="ce15" table:formula="of:=DEC2HEX([.G6]/2)" office:value-type="string" office:string-value="64E200" calcext:value-type="string">
            <text:p>64E2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12" table:formula="of:=DEC2HEX(((ROUNDUP((HEX2DEC([.E6])/1024);0))*1024))" office:value-type="string" office:string-value="C9C400" calcext:value-type="string">
            <text:p>C9C400</text:p>
          </table:table-cell>
          <table:table-cell table:formula="of:=DEC2HEX((HEX2DEC([.D7])+HEX2DEC([.F7])))" office:value-type="string" office:string-value="C9C400" calcext:value-type="string">
            <text:p>C9C400</text:p>
          </table:table-cell>
          <table:table-cell table:formula="of:=DEC2HEX([.C7])" office:value-type="string" office:string-value="0" calcext:value-type="string">
            <text:p>0</text:p>
          </table:table-cell>
          <table:table-cell table:style-name="ce14" table:formula="of:=HEX2DEC([.D7])" office:value-type="float" office:value="13222912" calcext:value-type="float">
            <text:p>13222912</text:p>
          </table:table-cell>
          <table:table-cell table:formula="of:=[.G7]/1024" office:value-type="float" office:value="12913" calcext:value-type="float">
            <text:p>12913</text:p>
          </table:table-cell>
          <table:table-cell table:style-name="ce15" table:formula="of:=DEC2HEX([.G7]/2)" office:value-type="string" office:string-value="64E200" calcext:value-type="string">
            <text:p>64E2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12" table:formula="of:=DEC2HEX(((ROUNDUP((HEX2DEC([.E7])/1024);0))*1024))" office:value-type="string" office:string-value="C9C400" calcext:value-type="string">
            <text:p>C9C400</text:p>
          </table:table-cell>
          <table:table-cell table:formula="of:=DEC2HEX((HEX2DEC([.D8])+HEX2DEC([.F8])))" office:value-type="string" office:string-value="C9C400" calcext:value-type="string">
            <text:p>C9C400</text:p>
          </table:table-cell>
          <table:table-cell table:formula="of:=DEC2HEX([.C8])" office:value-type="string" office:string-value="0" calcext:value-type="string">
            <text:p>0</text:p>
          </table:table-cell>
          <table:table-cell table:style-name="ce14" table:formula="of:=HEX2DEC([.D8])" office:value-type="float" office:value="13222912" calcext:value-type="float">
            <text:p>13222912</text:p>
          </table:table-cell>
          <table:table-cell table:formula="of:=[.G8]/1024" office:value-type="float" office:value="12913" calcext:value-type="float">
            <text:p>12913</text:p>
          </table:table-cell>
          <table:table-cell table:style-name="ce15" table:formula="of:=DEC2HEX([.G8]/2)" office:value-type="string" office:string-value="64E200" calcext:value-type="string">
            <text:p>64E2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dr1: starting address of bit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2: ending address of bit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 is the next multiple of 0x0400 above the prior bitstreams ending 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/1024 confirms it is an even multiple of 1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 addr is the starting address for write_cfgmem, which is the same for SPIx1 standard interface with transaction width of 1 by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ze in Bytes = De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User enters these values in the table: <text:s/>full bitstream can be found in the full design .rbt file; partial bitstreams are reported at the end of create_prom_file.tcl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Enter these values in the DFX Controller IP GUI, gen_ip.tcl or dfx_info.tcl</text:p>
          </table:table-cell>
          <table:covered-table-cell table:number-columns-repeated="8" table:style-name="ce9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9" table:number-rows-spanned="1">
            <text:p>Enter these values in create_prom_file.tcl</text:p>
          </table:table-cell>
          <table:covered-table-cell table:number-columns-repeated="8" table:style-name="ce10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C707" table:style-name="ta2">
        <table:table-column table:style-name="co1" table:default-cell-style-name="Default"/>
        <table:table-column table:style-name="co2" table:default-cell-style-name="ce7"/>
        <table:table-column table:style-name="co11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7" table:default-cell-style-name="ce7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VC707</text:p>
          </table:table-cell>
          <table:table-cell table:style-name="ce5" office:value-type="string" calcext:value-type="string">
            <text:p>Size in bits</text:p>
          </table:table-cell>
          <table:table-cell table:style-name="ce5" office:value-type="string" calcext:value-type="string">
            <text:p>Size in bytes (bin)</text:p>
          </table:table-cell>
          <table:table-cell table:style-name="ce5" office:value-type="string" calcext:value-type="string">
            <text:p>Addr1 (hex)</text:p>
          </table:table-cell>
          <table:table-cell table:style-name="ce5" office:value-type="string" calcext:value-type="string">
            <text:p>Addr2 (hex)</text:p>
          </table:table-cell>
          <table:table-cell table:style-name="ce5" office:value-type="string" calcext:value-type="string">
            <text:p>Delta</text:p>
          </table:table-cell>
          <table:table-cell table:style-name="ce13" office:value-type="string" calcext:value-type="string">
            <text:p>Addr1 dec</text:p>
          </table:table-cell>
          <table:table-cell table:style-name="ce13" office:value-type="string" calcext:value-type="string">
            <text:p>Addr1/1024</text:p>
          </table:table-cell>
          <table:table-cell table:style-name="ce5" office:value-type="string" calcext:value-type="string">
            <text:p>Addr1/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ig_shift_right_count_up</text:p>
          </table:table-cell>
          <table:table-cell table:style-name="ce6" office:value-type="float" office:value="162187488" calcext:value-type="float">
            <text:p>162187488</text:p>
          </table:table-cell>
          <table:table-cell table:style-name="ce16" table:formula="of:=[.B2]/8" office:value-type="float" office:value="20273436" calcext:value-type="float">
            <text:p>20273436</text:p>
          </table:table-cell>
          <table:table-cell table:style-name="ce11" office:value-type="float" office:value="0" calcext:value-type="float">
            <text:p>0.00</text:p>
          </table:table-cell>
          <table:table-cell table:formula="of:=DEC2HEX((HEX2DEC([.D2])+HEX2DEC([.F2])))" office:value-type="string" office:string-value="135591C" calcext:value-type="string">
            <text:p>135591C</text:p>
          </table:table-cell>
          <table:table-cell table:formula="of:=DEC2HEX([.C2])" office:value-type="string" office:string-value="135591C" calcext:value-type="string">
            <text:p>135591C</text:p>
          </table:table-cell>
          <table:table-cell table:formula="of:=HEX2DEC([.D2])" office:value-type="float" office:value="0" calcext:value-type="float">
            <text:p>0</text:p>
          </table:table-cell>
          <table:table-cell table:formula="of:=[.G2]/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_left_partial</text:p>
          </table:table-cell>
          <table:table-cell/>
          <table:table-cell table:style-name="ce6" office:value-type="float" office:value="708260" calcext:value-type="float">
            <text:p>708260</text:p>
          </table:table-cell>
          <table:table-cell table:style-name="ce12" table:formula="of:=DEC2HEX(((ROUNDUP((HEX2DEC([.E2])/1024);0))*1024))" office:value-type="string" office:string-value="1355C00" calcext:value-type="string">
            <text:p>1355C00</text:p>
          </table:table-cell>
          <table:table-cell table:formula="of:=DEC2HEX((HEX2DEC([.D3])+HEX2DEC([.F3])))" office:value-type="string" office:string-value="1402AA4" calcext:value-type="string">
            <text:p>1402AA4</text:p>
          </table:table-cell>
          <table:table-cell table:formula="of:=DEC2HEX([.C3])" office:value-type="string" office:string-value="ACEA4" calcext:value-type="string">
            <text:p>ACEA4</text:p>
          </table:table-cell>
          <table:table-cell table:style-name="ce14" table:formula="of:=HEX2DEC([.D3])" office:value-type="float" office:value="20274176" calcext:value-type="float">
            <text:p>20274176</text:p>
          </table:table-cell>
          <table:table-cell table:formula="of:=[.G3]/1024" office:value-type="float" office:value="19799" calcext:value-type="float">
            <text:p>19799</text:p>
          </table:table-cell>
          <table:table-cell table:style-name="ce15" table:formula="of:=DEC2HEX([.G3]/2)" office:value-type="string" office:string-value="9AAE00" calcext:value-type="string">
            <text:p>9AAE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_right_partial</text:p>
          </table:table-cell>
          <table:table-cell/>
          <table:table-cell table:style-name="ce6" office:value-type="float" office:value="708260" calcext:value-type="float">
            <text:p>708260</text:p>
          </table:table-cell>
          <table:table-cell table:style-name="ce12" table:formula="of:=DEC2HEX(((ROUNDUP((HEX2DEC([.E3])/1024);0))*1024))" office:value-type="string" office:string-value="1402C00" calcext:value-type="string">
            <text:p>1402C00</text:p>
          </table:table-cell>
          <table:table-cell table:formula="of:=DEC2HEX((HEX2DEC([.D4])+HEX2DEC([.F4])))" office:value-type="string" office:string-value="14AFAA4" calcext:value-type="string">
            <text:p>14AFAA4</text:p>
          </table:table-cell>
          <table:table-cell table:formula="of:=DEC2HEX([.C4])" office:value-type="string" office:string-value="ACEA4" calcext:value-type="string">
            <text:p>ACEA4</text:p>
          </table:table-cell>
          <table:table-cell table:style-name="ce14" table:formula="of:=HEX2DEC([.D4])" office:value-type="float" office:value="20982784" calcext:value-type="float">
            <text:p>20982784</text:p>
          </table:table-cell>
          <table:table-cell table:formula="of:=[.G4]/1024" office:value-type="float" office:value="20491" calcext:value-type="float">
            <text:p>20491</text:p>
          </table:table-cell>
          <table:table-cell table:style-name="ce15" table:formula="of:=DEC2HEX([.G4]/2)" office:value-type="string" office:string-value="A01600" calcext:value-type="string">
            <text:p>A01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_up_partial</text:p>
          </table:table-cell>
          <table:table-cell/>
          <table:table-cell table:style-name="ce6" office:value-type="float" office:value="708260" calcext:value-type="float">
            <text:p>708260</text:p>
          </table:table-cell>
          <table:table-cell table:style-name="ce12" table:formula="of:=DEC2HEX(((ROUNDUP((HEX2DEC([.E4])/1024);0))*1024))" office:value-type="string" office:string-value="14AFC00" calcext:value-type="string">
            <text:p>14AFC00</text:p>
          </table:table-cell>
          <table:table-cell table:formula="of:=DEC2HEX((HEX2DEC([.D5])+HEX2DEC([.F5])))" office:value-type="string" office:string-value="155CAA4" calcext:value-type="string">
            <text:p>155CAA4</text:p>
          </table:table-cell>
          <table:table-cell table:formula="of:=DEC2HEX([.C5])" office:value-type="string" office:string-value="ACEA4" calcext:value-type="string">
            <text:p>ACEA4</text:p>
          </table:table-cell>
          <table:table-cell table:style-name="ce14" table:formula="of:=HEX2DEC([.D5])" office:value-type="float" office:value="21691392" calcext:value-type="float">
            <text:p>21691392</text:p>
          </table:table-cell>
          <table:table-cell table:formula="of:=[.G5]/1024" office:value-type="float" office:value="21183" calcext:value-type="float">
            <text:p>21183</text:p>
          </table:table-cell>
          <table:table-cell table:style-name="ce15" table:formula="of:=DEC2HEX([.G5]/2)" office:value-type="string" office:string-value="A57E00" calcext:value-type="string">
            <text:p>A57E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_down_partial</text:p>
          </table:table-cell>
          <table:table-cell/>
          <table:table-cell table:style-name="ce6" office:value-type="float" office:value="708260" calcext:value-type="float">
            <text:p>708260</text:p>
          </table:table-cell>
          <table:table-cell table:style-name="ce12" table:formula="of:=DEC2HEX(((ROUNDUP((HEX2DEC([.E5])/1024);0))*1024))" office:value-type="string" office:string-value="155CC00" calcext:value-type="string">
            <text:p>155CC00</text:p>
          </table:table-cell>
          <table:table-cell table:formula="of:=DEC2HEX((HEX2DEC([.D6])+HEX2DEC([.F6])))" office:value-type="string" office:string-value="1609AA4" calcext:value-type="string">
            <text:p>1609AA4</text:p>
          </table:table-cell>
          <table:table-cell table:formula="of:=DEC2HEX([.C6])" office:value-type="string" office:string-value="ACEA4" calcext:value-type="string">
            <text:p>ACEA4</text:p>
          </table:table-cell>
          <table:table-cell table:style-name="ce14" table:formula="of:=HEX2DEC([.D6])" office:value-type="float" office:value="22400000" calcext:value-type="float">
            <text:p>22400000</text:p>
          </table:table-cell>
          <table:table-cell table:formula="of:=[.G6]/1024" office:value-type="float" office:value="21875" calcext:value-type="float">
            <text:p>21875</text:p>
          </table:table-cell>
          <table:table-cell table:style-name="ce15" table:formula="of:=DEC2HEX([.G6]/2)" office:value-type="string" office:string-value="AAE600" calcext:value-type="string">
            <text:p>AAE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ybox_shift_partial</text:p>
          </table:table-cell>
          <table:table-cell/>
          <table:table-cell table:style-name="ce6" office:value-type="float" office:value="708260" calcext:value-type="float">
            <text:p>708260</text:p>
          </table:table-cell>
          <table:table-cell table:style-name="ce12" table:formula="of:=DEC2HEX(((ROUNDUP((HEX2DEC([.E6])/1024);0))*1024))" office:value-type="string" office:string-value="1609C00" calcext:value-type="string">
            <text:p>1609C00</text:p>
          </table:table-cell>
          <table:table-cell table:formula="of:=DEC2HEX((HEX2DEC([.D7])+HEX2DEC([.F7])))" office:value-type="string" office:string-value="16B6AA4" calcext:value-type="string">
            <text:p>16B6AA4</text:p>
          </table:table-cell>
          <table:table-cell table:formula="of:=DEC2HEX([.C7])" office:value-type="string" office:string-value="ACEA4" calcext:value-type="string">
            <text:p>ACEA4</text:p>
          </table:table-cell>
          <table:table-cell table:style-name="ce14" table:formula="of:=HEX2DEC([.D7])" office:value-type="float" office:value="23108608" calcext:value-type="float">
            <text:p>23108608</text:p>
          </table:table-cell>
          <table:table-cell table:formula="of:=[.G7]/1024" office:value-type="float" office:value="22567" calcext:value-type="float">
            <text:p>22567</text:p>
          </table:table-cell>
          <table:table-cell table:style-name="ce15" table:formula="of:=DEC2HEX([.G7]/2)" office:value-type="string" office:string-value="B04E00" calcext:value-type="string">
            <text:p>B04E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ybox_count_partial</text:p>
          </table:table-cell>
          <table:table-cell/>
          <table:table-cell table:style-name="ce6" office:value-type="float" office:value="708260" calcext:value-type="float">
            <text:p>708260</text:p>
          </table:table-cell>
          <table:table-cell table:style-name="ce12" table:formula="of:=DEC2HEX(((ROUNDUP((HEX2DEC([.E7])/1024);0))*1024))" office:value-type="string" office:string-value="16B6C00" calcext:value-type="string">
            <text:p>16B6C00</text:p>
          </table:table-cell>
          <table:table-cell table:formula="of:=DEC2HEX((HEX2DEC([.D8])+HEX2DEC([.F8])))" office:value-type="string" office:string-value="1763AA4" calcext:value-type="string">
            <text:p>1763AA4</text:p>
          </table:table-cell>
          <table:table-cell table:formula="of:=DEC2HEX([.C8])" office:value-type="string" office:string-value="ACEA4" calcext:value-type="string">
            <text:p>ACEA4</text:p>
          </table:table-cell>
          <table:table-cell table:style-name="ce14" table:formula="of:=HEX2DEC([.D8])" office:value-type="float" office:value="23817216" calcext:value-type="float">
            <text:p>23817216</text:p>
          </table:table-cell>
          <table:table-cell table:formula="of:=[.G8]/1024" office:value-type="float" office:value="23259" calcext:value-type="float">
            <text:p>23259</text:p>
          </table:table-cell>
          <table:table-cell table:style-name="ce15" table:formula="of:=DEC2HEX([.G8]/2)" office:value-type="string" office:string-value="B5B600" calcext:value-type="string">
            <text:p>B5B6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dr1: starting address of bit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2: ending address of bit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 is the next multiple of 0x0400 above the prior bitstreams ending 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/1024 confirms it is an even multiple of 1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/2 is the starting address for write_cfgmem, as it needs to divide by 2 for BPIx32 interf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ze in Bytes = De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User enters these values in the table: <text:s/>full bitstream can be found in the full design .rbt file; partial bitstreams are reported at the end of create_prom_file.tcl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Enter these values in the PR Controller IP GUI, gen_ip.tcl or pr_info.tcl</text:p>
          </table:table-cell>
          <table:covered-table-cell table:number-columns-repeated="8" table:style-name="ce9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9" table:number-rows-spanned="1">
            <text:p>Enter these values in create_prom_file.tcl</text:p>
          </table:table-cell>
          <table:covered-table-cell table:number-columns-repeated="8" table:style-name="ce10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C709" table:style-name="ta3">
        <table:table-column table:style-name="co1" table:default-cell-style-name="Default"/>
        <table:table-column table:style-name="co2" table:default-cell-style-name="ce7"/>
        <table:table-column table:style-name="co11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7" table:default-cell-style-name="ce7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VC709</text:p>
          </table:table-cell>
          <table:table-cell table:style-name="ce5" office:value-type="string" calcext:value-type="string">
            <text:p>Size in bits</text:p>
          </table:table-cell>
          <table:table-cell table:style-name="ce5" office:value-type="string" calcext:value-type="string">
            <text:p>Size in bytes (bin)</text:p>
          </table:table-cell>
          <table:table-cell table:style-name="ce5" office:value-type="string" calcext:value-type="string">
            <text:p>Addr1 (hex)</text:p>
          </table:table-cell>
          <table:table-cell table:style-name="ce5" office:value-type="string" calcext:value-type="string">
            <text:p>Addr2 (hex)</text:p>
          </table:table-cell>
          <table:table-cell table:style-name="ce5" office:value-type="string" calcext:value-type="string">
            <text:p>Delta</text:p>
          </table:table-cell>
          <table:table-cell table:style-name="ce13" office:value-type="string" calcext:value-type="string">
            <text:p>Addr1 dec</text:p>
          </table:table-cell>
          <table:table-cell table:style-name="ce13" office:value-type="string" calcext:value-type="string">
            <text:p>Addr1/1024</text:p>
          </table:table-cell>
          <table:table-cell table:style-name="ce5" office:value-type="string" calcext:value-type="string">
            <text:p>Addr1/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ig_shift_right_count_up*</text:p>
          </table:table-cell>
          <table:table-cell table:style-name="ce6" office:value-type="float" office:value="51647136" calcext:value-type="float">
            <text:p>51647136</text:p>
          </table:table-cell>
          <table:table-cell table:style-name="ce16" table:formula="of:=[.B2]/8" office:value-type="float" office:value="6455892" calcext:value-type="float">
            <text:p>6455892</text:p>
          </table:table-cell>
          <table:table-cell table:style-name="ce11" office:value-type="float" office:value="0" calcext:value-type="float">
            <text:p>0.00</text:p>
          </table:table-cell>
          <table:table-cell table:formula="of:=DEC2HEX((HEX2DEC([.D2])+HEX2DEC([.F2])))" office:value-type="string" office:string-value="628254" calcext:value-type="string">
            <text:p>628254</text:p>
          </table:table-cell>
          <table:table-cell table:formula="of:=DEC2HEX([.C2])" office:value-type="string" office:string-value="628254" calcext:value-type="string">
            <text:p>628254</text:p>
          </table:table-cell>
          <table:table-cell table:formula="of:=HEX2DEC([.D2])" office:value-type="float" office:value="0" calcext:value-type="float">
            <text:p>0</text:p>
          </table:table-cell>
          <table:table-cell table:formula="of:=[.G2]/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_left_partial</text:p>
          </table:table-cell>
          <table:table-cell/>
          <table:table-cell table:style-name="ce6" office:value-type="float" office:value="889252" calcext:value-type="float">
            <text:p>889252</text:p>
          </table:table-cell>
          <table:table-cell table:style-name="ce12" office:value-type="float" office:value="800000" calcext:value-type="float">
            <text:p>800000</text:p>
          </table:table-cell>
          <table:table-cell table:formula="of:=DEC2HEX((HEX2DEC([.D3])+HEX2DEC([.F3])))" office:value-type="string" office:string-value="8D91A4" calcext:value-type="string">
            <text:p>8D91A4</text:p>
          </table:table-cell>
          <table:table-cell table:formula="of:=DEC2HEX([.C3])" office:value-type="string" office:string-value="D91A4" calcext:value-type="string">
            <text:p>D91A4</text:p>
          </table:table-cell>
          <table:table-cell table:style-name="ce14" table:formula="of:=HEX2DEC([.D3])" office:value-type="float" office:value="8388608" calcext:value-type="float">
            <text:p>8388608</text:p>
          </table:table-cell>
          <table:table-cell table:formula="of:=[.G3]/1024" office:value-type="float" office:value="8192" calcext:value-type="float">
            <text:p>8192</text:p>
          </table:table-cell>
          <table:table-cell table:style-name="ce15" table:formula="of:=DEC2HEX([.G3]/2)" office:value-type="string" office:string-value="400000" calcext:value-type="string">
            <text:p>40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_right_partial</text:p>
          </table:table-cell>
          <table:table-cell/>
          <table:table-cell table:style-name="ce6" office:value-type="float" office:value="889252" calcext:value-type="float">
            <text:p>889252</text:p>
          </table:table-cell>
          <table:table-cell table:style-name="ce12" table:formula="of:=DEC2HEX(((ROUNDUP((HEX2DEC([.E3])/1024);0))*1024))" office:value-type="string" office:string-value="8D9400" calcext:value-type="string">
            <text:p>8D9400</text:p>
          </table:table-cell>
          <table:table-cell table:formula="of:=DEC2HEX((HEX2DEC([.D4])+HEX2DEC([.F4])))" office:value-type="string" office:string-value="9B25A4" calcext:value-type="string">
            <text:p>9B25A4</text:p>
          </table:table-cell>
          <table:table-cell table:formula="of:=DEC2HEX([.C4])" office:value-type="string" office:string-value="D91A4" calcext:value-type="string">
            <text:p>D91A4</text:p>
          </table:table-cell>
          <table:table-cell table:style-name="ce14" table:formula="of:=HEX2DEC([.D4])" office:value-type="float" office:value="9278464" calcext:value-type="float">
            <text:p>9278464</text:p>
          </table:table-cell>
          <table:table-cell table:formula="of:=[.G4]/1024" office:value-type="float" office:value="9061" calcext:value-type="float">
            <text:p>9061</text:p>
          </table:table-cell>
          <table:table-cell table:style-name="ce15" table:formula="of:=DEC2HEX([.G4]/2)" office:value-type="string" office:string-value="46CA00" calcext:value-type="string">
            <text:p>46CA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_up_partial</text:p>
          </table:table-cell>
          <table:table-cell/>
          <table:table-cell table:style-name="ce6" office:value-type="float" office:value="895716" calcext:value-type="float">
            <text:p>895716</text:p>
          </table:table-cell>
          <table:table-cell table:style-name="ce12" table:formula="of:=DEC2HEX(((ROUNDUP((HEX2DEC([.E4])/1024);0))*1024))" office:value-type="string" office:string-value="9B2800" calcext:value-type="string">
            <text:p>9B2800</text:p>
          </table:table-cell>
          <table:table-cell table:formula="of:=DEC2HEX((HEX2DEC([.D5])+HEX2DEC([.F5])))" office:value-type="string" office:string-value="A8D2E4" calcext:value-type="string">
            <text:p>A8D2E4</text:p>
          </table:table-cell>
          <table:table-cell table:formula="of:=DEC2HEX([.C5])" office:value-type="string" office:string-value="DAAE4" calcext:value-type="string">
            <text:p>DAAE4</text:p>
          </table:table-cell>
          <table:table-cell table:style-name="ce14" table:formula="of:=HEX2DEC([.D5])" office:value-type="float" office:value="10168320" calcext:value-type="float">
            <text:p>10168320</text:p>
          </table:table-cell>
          <table:table-cell table:formula="of:=[.G5]/1024" office:value-type="float" office:value="9930" calcext:value-type="float">
            <text:p>9930</text:p>
          </table:table-cell>
          <table:table-cell table:style-name="ce15" table:formula="of:=DEC2HEX([.G5]/2)" office:value-type="string" office:string-value="4D9400" calcext:value-type="string">
            <text:p>4D94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_down_partial</text:p>
          </table:table-cell>
          <table:table-cell/>
          <table:table-cell table:style-name="ce6" office:value-type="float" office:value="895716" calcext:value-type="float">
            <text:p>895716</text:p>
          </table:table-cell>
          <table:table-cell table:style-name="ce12" table:formula="of:=DEC2HEX(((ROUNDUP((HEX2DEC([.E5])/1024);0))*1024))" office:value-type="string" office:string-value="A8D400" calcext:value-type="string">
            <text:p>A8D400</text:p>
          </table:table-cell>
          <table:table-cell table:formula="of:=DEC2HEX((HEX2DEC([.D6])+HEX2DEC([.F6])))" office:value-type="string" office:string-value="B67EE4" calcext:value-type="string">
            <text:p>B67EE4</text:p>
          </table:table-cell>
          <table:table-cell table:formula="of:=DEC2HEX([.C6])" office:value-type="string" office:string-value="DAAE4" calcext:value-type="string">
            <text:p>DAAE4</text:p>
          </table:table-cell>
          <table:table-cell table:style-name="ce14" table:formula="of:=HEX2DEC([.D6])" office:value-type="float" office:value="11064320" calcext:value-type="float">
            <text:p>11064320</text:p>
          </table:table-cell>
          <table:table-cell table:formula="of:=[.G6]/1024" office:value-type="float" office:value="10805" calcext:value-type="float">
            <text:p>10805</text:p>
          </table:table-cell>
          <table:table-cell table:style-name="ce15" table:formula="of:=DEC2HEX([.G6]/2)" office:value-type="string" office:string-value="546A00" calcext:value-type="string">
            <text:p>546A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ybox_shift_partial</text:p>
          </table:table-cell>
          <table:table-cell/>
          <table:table-cell table:style-name="ce6" office:value-type="float" office:value="889252" calcext:value-type="float">
            <text:p>889252</text:p>
          </table:table-cell>
          <table:table-cell table:style-name="ce12" table:formula="of:=DEC2HEX(((ROUNDUP((HEX2DEC([.E6])/1024);0))*1024))" office:value-type="string" office:string-value="B68000" calcext:value-type="string">
            <text:p>B68000</text:p>
          </table:table-cell>
          <table:table-cell table:formula="of:=DEC2HEX((HEX2DEC([.D7])+HEX2DEC([.F7])))" office:value-type="string" office:string-value="C411A4" calcext:value-type="string">
            <text:p>C411A4</text:p>
          </table:table-cell>
          <table:table-cell table:formula="of:=DEC2HEX([.C7])" office:value-type="string" office:string-value="D91A4" calcext:value-type="string">
            <text:p>D91A4</text:p>
          </table:table-cell>
          <table:table-cell table:style-name="ce14" table:formula="of:=HEX2DEC([.D7])" office:value-type="float" office:value="11960320" calcext:value-type="float">
            <text:p>11960320</text:p>
          </table:table-cell>
          <table:table-cell table:formula="of:=[.G7]/1024" office:value-type="float" office:value="11680" calcext:value-type="float">
            <text:p>11680</text:p>
          </table:table-cell>
          <table:table-cell table:style-name="ce15" table:formula="of:=DEC2HEX([.G7]/2)" office:value-type="string" office:string-value="5B4000" calcext:value-type="string">
            <text:p>5B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ybox_count_partial</text:p>
          </table:table-cell>
          <table:table-cell/>
          <table:table-cell table:style-name="ce6" office:value-type="float" office:value="895716" calcext:value-type="float">
            <text:p>895716</text:p>
          </table:table-cell>
          <table:table-cell table:style-name="ce12" table:formula="of:=DEC2HEX(((ROUNDUP((HEX2DEC([.E7])/1024);0))*1024))" office:value-type="string" office:string-value="C41400" calcext:value-type="string">
            <text:p>C41400</text:p>
          </table:table-cell>
          <table:table-cell table:formula="of:=DEC2HEX((HEX2DEC([.D8])+HEX2DEC([.F8])))" office:value-type="string" office:string-value="D1BEE4" calcext:value-type="string">
            <text:p>D1BEE4</text:p>
          </table:table-cell>
          <table:table-cell table:formula="of:=DEC2HEX([.C8])" office:value-type="string" office:string-value="DAAE4" calcext:value-type="string">
            <text:p>DAAE4</text:p>
          </table:table-cell>
          <table:table-cell table:style-name="ce14" table:formula="of:=HEX2DEC([.D8])" office:value-type="float" office:value="12850176" calcext:value-type="float">
            <text:p>12850176</text:p>
          </table:table-cell>
          <table:table-cell table:formula="of:=[.G8]/1024" office:value-type="float" office:value="12549" calcext:value-type="float">
            <text:p>12549</text:p>
          </table:table-cell>
          <table:table-cell table:style-name="ce15" table:formula="of:=DEC2HEX([.G8]/2)" office:value-type="string" office:string-value="620A00" calcext:value-type="string">
            <text:p>620A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*Compressed bitstr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: starting address of bit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2: ending address of bit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 is the next multiple of 0x0400 above the prior bitstreams ending po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/1024 confirms it is an even multiple of 1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1/2 is the starting address for write_cfgmem, as it needs to divide by 2 for BPIx32 interf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ze in Bytes = De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User enters these values in the table: <text:s/>full bitstream can be found in the full design .rbt file; partial bitstreams are reported at the end of create_prom_file.tcl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Enter these values in the PR Controller IP GUI, gen_ip.tcl or pr_info.tcl</text:p>
          </table:table-cell>
          <table:covered-table-cell table:number-columns-repeated="8" table:style-name="ce9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9" table:number-rows-spanned="1">
            <text:p>Enter these values in create_prom_file.tcl</text:p>
          </table:table-cell>
          <table:covered-table-cell table:number-columns-repeated="8" table:style-name="ce10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KC705" style:display-name="PageStyle_KC70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C709" style:display-name="PageStyle_VC709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C707" style:display-name="PageStyle_VC70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Dye</meta:initial-creator>
    <meta:keyword>No</meta:keyword>
    <meta:keyword>Markings</meta:keyword>
    <meta:creation-date>2016-03-15T16:42:39</meta:creation-date>
    <dc:date>2023-03-09T13:38:16.263030127</dc:date>
    <meta:generator>LibreOffice/7.3.7.2$Linux_X86_64 LibreOffice_project/30$Build-2</meta:generator>
    <meta:editing-duration>PT43M23S</meta:editing-duration>
    <meta:editing-cycles>9</meta:editing-cycles>
    <meta:document-statistic meta:table-count="3" meta:cell-count="225" meta:object-count="0"/>
    <meta:user-defined meta:name="AppVersion">16.0300</meta:user-defined>
    <meta:user-defined meta:name="Company">Xilinx Inc.</meta:user-defined>
    <meta:user-defined meta:name="TitusGUID">ce898be2-a810-4805-a03d-003a60ebf121</meta:user-defined>
    <meta:user-defined meta:name="XilinxClassification">No Markings</meta:user-defined>
  </office:meta>
</office:document-meta>
</file>